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2" style:family="paragraph" style:parent-style-name="Heading_20_1">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Symbolic Constants </text:h>
      <text:p text:style-name="P1"/>
      <text:p text:style-name="P1">Constants are values that do not change during the life of the program. Constantsare like variables in that the name of the constant refers to the defined value, but unlike </text:p>
      <text:p text:style-name="P1">a variable, these values cannot be changed in the program. There are two importantreasons why constants should be used in your program. One, they help to document theprogram. Suppose in your role-playing game you have a weapon such as a broadsword. Ifyou define the broadsword as a constant, which you can do with #Define broadsword </text:p>
      <text:p text:style-name="P1">12, you can then refer to the weapon id as broadsword, rather than 12. The number 12 </text:p>
      <text:p text:style-name="P1">imparts no real information when you see it in the code; broadsword on the the other </text:p>
      <text:p text:style-name="P1">hand is quite clear and understandable. </text:p>
      <text:p text:style-name="P1"/>
      <text:p text:style-name="P1">The second reason to use a constant is code maintenance. There may come a timewhen working on your role-playing game that you need to change the value of thebroadsword id. If you have defined the id as a constant, you only need to change it in asingle location, the place where you defined the constant. If you had just used thenumber 12, you would have to search through the code and change each instance where12 referred to the broadsword. If the program is of any length at all, you will probablymiss a reference or two, introducing bugs into your program. Bugs that may be difficult tolocate and fix. </text:p>
      <text:p text:style-name="P1"/>
      <text:p text:style-name="P1">One of the things you will discover as you progress in your programming adventure isthat programs are dynamic, not static. There is always a new technique beingdeveloped that you can use, a new compiler function that will improve your program,</text:p>
      <text:p text:style-name="P1">and bugs that need to be fixed. The only thing that stays the same in a program is thefact that programs continually evolve over time. You should always keep in mind thatwhen you write a program, you will probably end up making changes to the program,</text:p>
      <text:p text:style-name="P1">and you should code accordingly. It may be easier to write 12 than it is to writebroadsword, but a few extra seconds of typing will save you hours when you need tochange 12 to 120. </text:p>
      <text:p text:style-name="P1"/>
      <text:h text:style-name="Heading_20_2" text:outline-level="2"><text:soft-page-break/>#Define as a Constant </text:h>
      <text:p text:style-name="P1"/>
      <text:p text:style-name="P1">You have already seen #Define at work in several of the example programs.</text:p>
      <text:p text:style-name="P1">#Define is a preprocessor command, where the defined symbol is physically replaced inthe code by the associated value. #Define of course is used in a number of situations,</text:p>
      <text:p text:style-name="P1">from creating macros to conditional compilation, but it is also useful for creatingconstants within your program. If you look through the declaration files in the includefolder of your FreeBasic installation, you will see that #Define is used extensively forconstant values. Since the compiler replaces the symbol definition with the defined </text:p>
      <text:p text:style-name="P1">value, it is a very efficient coding method. It is also quite easy to use, as the followingcode snippet illustrates. </text:p>
      <text:p text:style-name="P1"/>
      <text:p text:style-name="P1">'Define directions </text:p>
      <text:p text:style-name="P1"/>
      <text:p text:style-name="P1"/>
      <text:p text:style-name="P1">#Define north 1 </text:p>
      <text:p text:style-name="P1"/>
      <text:p text:style-name="P1"/>
      <text:p text:style-name="P1">#Define neast 2 </text:p>
      <text:p text:style-name="P1"/>
      <text:p text:style-name="P1"/>
      <text:p text:style-name="P1">#Define east 3 </text:p>
      <text:p text:style-name="P1"/>
      <text:p text:style-name="P1"/>
      <text:p text:style-name="P1">#Define seast 4 </text:p>
      <text:p text:style-name="P1"/>
      <text:p text:style-name="P1"/>
      <text:p text:style-name="P1"/>
      <text:p text:style-name="P1">#Define south 5 </text:p>
      <text:p text:style-name="P1"/>
      <text:p text:style-name="P1"/>
      <text:p text:style-name="P1">#Define west 6 </text:p>
      <text:p text:style-name="P1"/>
      <text:p text:style-name="P1"/>
      <text:p text:style-name="P1">#Define swest 7 </text:p>
      <text:p text:style-name="P1"/>
      <text:p text:style-name="P1"/>
      <text:p text:style-name="P1"><text:soft-page-break/>#Define nwest 8 </text:p>
      <text:p text:style-name="P1"/>
      <text:p text:style-name="P1"/>
      <text:p text:style-name="P1">Once you define the constants, you can use the symbols in your programs just asyou would the values. You have already seen this technique used in some of the exampleprograms presented in the book. </text:p>
      <text:p text:style-name="P1"/>
      <text:h text:style-name="Heading_20_2" text:outline-level="2">The Const Keyword </text:h>
      <text:p text:style-name="P1"/>
      <text:p text:style-name="P1">The Const keyword is another method to define constants in your program. Theformat is similar to the #define, as the following code snippet illustrates. </text:p>
      <text:p text:style-name="P1"/>
      <text:p text:style-name="P1">Const xk = Chr(255) </text:p>
      <text:p text:style-name="P1"/>
      <text:p text:style-name="P1"/>
      <text:p text:style-name="P1">Const key_up = xk &amp; Chr(72) </text:p>
      <text:p text:style-name="P1"/>
      <text:p text:style-name="P1"/>
      <text:p text:style-name="P1">Const key_dn = xk &amp; Chr(80) </text:p>
      <text:p text:style-name="P1"/>
      <text:p text:style-name="P1"/>
      <text:p text:style-name="P1">Const key_rt = xk &amp; Chr(77) </text:p>
      <text:p text:style-name="P1"/>
      <text:p text:style-name="P1"/>
      <text:p text:style-name="P1">Const key_lt = xk &amp; Chr(75) </text:p>
      <text:p text:style-name="P1"/>
      <text:p text:style-name="P1"/>
      <text:p text:style-name="P1">These constants are the character codes returned by Inkey for the arrow keys.</text:p>
      <text:p text:style-name="P1">Inkey returns a two byte string for the extended keys, Chr(255) + the extended keycharacter code. Inkey is covered in detail in the chapter on Console Programming. To usethese constaints in your program you would just use key_lt for example to check to see ifthe left arrow key had been pressed. </text:p>
      <text:p text:style-name="P1"/>
      <text:h text:style-name="Heading_20_2" text:outline-level="2"><text:soft-page-break/>Const Versus #Define </text:h>
      <text:p text:style-name="P1"/>
      <text:p text:style-name="P1">As you can see Const and #Define are similar constructs. The question thenbecomes, which one should you use? Remember that #Define replaces the symbol namewith the text following the symbol. If you wrote #Define key_up xk &amp; Chr(72), then </text:p>
      <text:p text:style-name="P1">the code xk &amp; Chr(72) would be replace the symbol key_up. If you had several places </text:p>
      <text:p text:style-name="P1">where you used key_up, then there would be several instances of xk &amp; Chr(72) in your </text:p>
      <text:p text:style-name="P1">program. You can see that by using #Define in this case your program would beperforming the same calculation over and over. It is much more efficient to use Const inthis case, since the calculation is only done once, when the Const is defined. </text:p>
      <text:p text:style-name="P1"/>
      <text:p text:style-name="P1">On the other hand, if you are defining single constant values, such as compassdirections, then using a #Define is preferable to using Const. For a Const value, thecompiler must do a lookup in the symbol table and it is much more efficient to simplereplace the symbol with the value using #Define. </text:p>
      <text:p text:style-name="P1"/>
      <text:h text:style-name="Heading_20_2" text:outline-level="2">Enumerations </text:h>
      <text:p text:style-name="P1"/>
      <text:p text:style-name="P1">Enumerations are sequential values that the compiler can calculate for you. Tocreate an enumeration, you use enclose the values within an Enum-End Enum block. Thecompass direction defined above could also be defined as an enumeration. </text:p>
      <text:p text:style-name="P1"/>
      <text:p text:style-name="P1">Enum compass </text:p>
      <text:p text:style-name="P1"/>
      <text:p text:style-name="P1"/>
      <text:p text:style-name="P1">north = 1 </text:p>
      <text:p text:style-name="P1"/>
      <text:p text:style-name="P1"/>
      <text:p text:style-name="P1"/>
      <text:p text:style-name="P1">neast </text:p>
      <text:p text:style-name="P1">east </text:p>
      <text:p text:style-name="P1">seast </text:p>
      <text:p text:style-name="P1">south </text:p>
      <text:p text:style-name="P1"><text:soft-page-break/>west </text:p>
      <text:p text:style-name="P1">swest </text:p>
      <text:p text:style-name="P1">nwest </text:p>
      <text:p text:style-name="P1"/>
      <text:p text:style-name="P1"/>
      <text:p text:style-name="P1">End Enum </text:p>
      <text:p text:style-name="P1"/>
      <text:p text:style-name="P1"/>
      <text:p text:style-name="P1">In this example, neast will be defined as 2, with east defined as 3 and so on. If nostarting value is set, enumerations start at 0. You can also change the sequence within anenumeration by setting a symbol to a value using =, and any following symbols will beincremented from this starting point. </text:p>
      <text:p text:style-name="P1"/>
      <text:p text:style-name="P1">Enum compass </text:p>
      <text:p text:style-name="P1">north = 1 </text:p>
      <text:p text:style-name="P1">east </text:p>
      <text:p text:style-name="P1">south </text:p>
      <text:p text:style-name="P1">west </text:p>
      <text:p text:style-name="P1">neast = 10 </text:p>
      <text:p text:style-name="P1">seast </text:p>
      <text:p text:style-name="P1">swest </text:p>
      <text:p text:style-name="P1">nwest </text:p>
      <text:p text:style-name="P1"/>
      <text:p text:style-name="P1"/>
      <text:p text:style-name="P1">End Enum </text:p>
      <text:p text:style-name="P1"/>
      <text:p text:style-name="P1"/>
      <text:p text:style-name="P1">In this example, the value of seast will be 11, swest will be 12 and so on. Once youdefine an enumeration, you can create variables of the Enum and use that variable within </text:p>
      <text:p text:style-name="P1">your program. </text:p>
      <text:p text:style-name="P1"/>
      <text:p text:style-name="P1">Dim aCompass as compass </text:p>
      <text:p text:style-name="P1"/>
      <text:p text:style-name="P1"/>
      <text:p text:style-name="P1">You can then use the enumeration values to initialize the variable. The followingcode snippet set aCompass to the north-defined value. </text:p>
      <text:p text:style-name="P1"/>
      <text:p text:style-name="P1">aCompass = north </text:p>
      <text:p text:style-name="P1"><text:soft-page-break/></text:p>
      <text:p text:style-name="P1"/>
      <text:p text:style-name="P1">Caution The compiler does not check to see if the value being passed to the Enumvariable is within the defined range of the enumeration. It is the responsibility of theprogrammer to ensure that the Enum variable contains the correct values. </text:p>
      <text:p text:style-name="P1"/>
      <text:h text:style-name="Heading_20_2" text:outline-level="2">A Look Ahead </text:h>
      <text:p text:style-name="P1"/>
      <text:p text:style-name="P1">In the next chapter you will see how to create and work with Arrays in FreeBasic. </text:p>
      <text:p text:style-name="P1"/>
      <text:p text:style-name="P1"/>
      <text:p text:style-name="P1">149 </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code2" style:family="paragraph" style:parent-style-name="Preformatted_20_Text" style:list-style-name="List_20_1">
      <style:paragraph-properties text:number-lines="true" text:line-number="1"/>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9291in" fo:page-height="9.8425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6</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1 Symbolic Constants </dc:title>
    <dc:date>2019-04-09T14:52:27.145588048</dc:date>
    <meta:editing-duration>PT46M54S</meta:editing-duration>
    <meta:editing-cycles>4</meta:editing-cycles>
    <meta:generator>LibreOffice/5.2.7.2$Linux_ARM_EABI LibreOffice_project/20m0$Build-2</meta:generator>
    <meta:document-statistic meta:table-count="0" meta:image-count="0" meta:object-count="0" meta:page-count="6" meta:paragraph-count="73" meta:word-count="1059" meta:character-count="6125" meta:non-whitespace-character-count="5072"/>
    <meta:template xlink:type="simple" xlink:actuate="onRequest" xlink:title="" xlink:href="../fbeginnerm.odm" meta:date="2019-04-09T13:34:52.042030152"/>
  </office:meta>
</office:document-meta>
</file>